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9c325" officeooo:paragraph-rsid="0009c325"/>
    </style:style>
    <style:style style:name="P2" style:family="paragraph" style:parent-style-name="Standard">
      <style:paragraph-properties fo:line-height="100%" fo:text-align="center" style:justify-single-word="false" fo:hyphenation-ladder-count="no-limit"/>
      <style:text-properties style:font-name="Times New Roman" fo:font-size="16pt" fo:language="pl" fo:country="none" style:font-size-asian="16pt" fo:hyphenate="false" loext:hyphenation-no-caps="false"/>
    </style:style>
    <style:style style:name="P3" style:family="paragraph" style:parent-style-name="Standard">
      <style:paragraph-properties fo:line-height="150%" fo:text-align="center" style:justify-single-word="false" fo:hyphenation-ladder-count="no-limit"/>
      <style:text-properties style:font-name="Times New Roman" fo:font-size="16pt" fo:language="pl" fo:country="none" style:font-size-asian="16pt" fo:hyphenate="false" loext:hyphenation-no-caps="false"/>
    </style:style>
    <style:style style:name="P4" style:family="paragraph" style:parent-style-name="Standard">
      <style:paragraph-properties fo:line-height="150%" fo:text-align="center" style:justify-single-word="false" fo:hyphenation-ladder-count="no-limit"/>
      <style:text-properties style:font-name="Times New Roman" fo:font-size="20pt" fo:language="pl" fo:country="none" fo:font-weight="bold" style:font-size-asian="20pt" style:font-weight-asian="bold" fo:hyphenate="false" loext:hyphenation-no-caps="false"/>
    </style:style>
    <style:style style:name="P5" style:family="paragraph" style:parent-style-name="Standard">
      <style:paragraph-properties fo:line-height="150%" fo:text-align="end" style:justify-single-word="false" fo:hyphenation-ladder-count="no-limit"/>
      <style:text-properties style:font-name="Times New Roman" fo:font-size="14pt" fo:language="pl" fo:country="none" fo:font-weight="normal" style:font-size-asian="14pt" style:font-weight-asian="normal" fo:hyphenate="false" loext:hyphenation-no-caps="false"/>
    </style:style>
    <style:style style:name="P6" style:family="paragraph" style:parent-style-name="Standard">
      <style:paragraph-properties fo:line-height="150%" fo:hyphenation-ladder-count="no-limit"/>
      <style:text-properties style:font-name="Times New Roman" fo:font-size="14pt" fo:language="pl" fo:country="none" fo:font-weight="normal" style:font-size-asian="14pt" style:font-weight-asian="normal" fo:hyphenate="false" loext:hyphenation-no-caps="false"/>
    </style:style>
    <style:style style:name="P7" style:family="paragraph" style:parent-style-name="Standard">
      <style:paragraph-properties fo:line-height="150%" fo:text-align="center" style:justify-single-word="false" fo:hyphenation-ladder-count="no-limit"/>
      <style:text-properties fo:hyphenate="false" loext:hyphenation-no-caps="false"/>
    </style:style>
    <style:style style:name="P8" style:family="paragraph" style:parent-style-name="Standard">
      <style:paragraph-properties fo:line-height="150%" fo:text-align="end" style:justify-single-word="false" fo:hyphenation-ladder-count="no-limit"/>
      <style:text-properties fo:hyphenate="false" loext:hyphenation-no-caps="false"/>
    </style:style>
    <style:style style:name="P9" style:family="paragraph" style:parent-style-name="Standard">
      <style:paragraph-properties fo:line-height="150%" fo:hyphenation-ladder-count="no-limit"/>
      <style:text-properties fo:hyphenate="false" loext:hyphenation-no-caps="false"/>
    </style:style>
    <style:style style:name="P10" style:family="paragraph" style:parent-style-name="Standard">
      <style:paragraph-properties fo:line-height="150%" fo:hyphenation-ladder-count="no-limit" fo:break-before="page"/>
      <style:text-properties fo:hyphenate="false" loext:hyphenation-no-caps="false"/>
    </style:style>
    <style:style style:name="P11" style:family="paragraph" style:parent-style-name="Standard">
      <style:paragraph-properties fo:margin-top="0cm" fo:margin-bottom="0.176cm" style:contextual-spacing="false" fo:line-height="150%" fo:hyphenation-ladder-count="no-limit">
        <style:tab-stops>
          <style:tab-stop style:position="14.981cm" style:type="right" style:leader-style="dotted" style:leader-text="."/>
        </style:tab-stops>
      </style:paragraph-properties>
      <style:text-properties fo:color="#000000" loext:opacity="100%" style:text-underline-style="none" fo:hyphenate="false" loext:hyphenation-no-caps="false"/>
    </style:style>
    <style:style style:name="P12" style:family="paragraph" style:parent-style-name="Standard">
      <style:paragraph-properties fo:margin-top="0cm" fo:margin-bottom="0.176cm" style:contextual-spacing="false" fo:line-height="150%" fo:hyphenation-ladder-count="no-limit">
        <style:tab-stops>
          <style:tab-stop style:position="0.847cm"/>
          <style:tab-stop style:position="14.981cm" style:type="right" style:leader-style="dotted" style:leader-text="."/>
        </style:tab-stops>
      </style:paragraph-properties>
      <style:text-properties fo:color="#000000" loext:opacity="100%" style:text-underline-style="none" fo:hyphenate="false" loext:hyphenation-no-caps="false"/>
    </style:style>
    <style:style style:name="P13" style:family="paragraph" style:parent-style-name="Standard">
      <style:paragraph-properties fo:margin-left="0.423cm" fo:margin-right="0cm" fo:margin-top="0cm" fo:margin-bottom="0.176cm" style:contextual-spacing="false" fo:line-height="150%" fo:hyphenation-ladder-count="no-limit" fo:text-indent="0cm" style:auto-text-indent="false">
        <style:tab-stops>
          <style:tab-stop style:position="1.552cm"/>
          <style:tab-stop style:position="14.981cm" style:type="right" style:leader-style="dotted" style:leader-text="."/>
        </style:tab-stops>
      </style:paragraph-properties>
      <style:text-properties fo:color="#000000" loext:opacity="100%" style:text-underline-style="none" fo:hyphenate="false" loext:hyphenation-no-caps="false"/>
    </style:style>
    <style:style style:name="P14" style:family="paragraph" style:parent-style-name="Standard">
      <style:paragraph-properties fo:margin-left="0.423cm" fo:margin-right="0cm" fo:margin-top="0cm" fo:margin-bottom="0.176cm" style:contextual-spacing="false" fo:line-height="150%" fo:hyphenation-ladder-count="no-limit" fo:text-indent="0cm" style:auto-text-indent="false">
        <style:tab-stops>
          <style:tab-stop style:position="1.552cm"/>
          <style:tab-stop style:position="14.981cm" style:type="right" style:leader-style="dotted" style:leader-text="."/>
        </style:tab-stops>
      </style:paragraph-properties>
      <style:text-properties fo:color="#000000" loext:opacity="100%" style:text-underline-style="none" officeooo:paragraph-rsid="0009c325" fo:hyphenate="false" loext:hyphenation-no-caps="false"/>
    </style:style>
    <style:style style:name="P15" style:family="paragraph" style:parent-style-name="Standard">
      <style:paragraph-properties fo:margin-left="0.847cm" fo:margin-right="0cm" fo:margin-top="0cm" fo:margin-bottom="0.176cm" style:contextual-spacing="false" fo:line-height="150%" fo:hyphenation-ladder-count="no-limit" fo:text-indent="0cm" style:auto-text-indent="false">
        <style:tab-stops>
          <style:tab-stop style:position="2.328cm"/>
          <style:tab-stop style:position="14.981cm" style:type="right" style:leader-style="dotted" style:leader-text="."/>
        </style:tab-stops>
      </style:paragraph-properties>
      <style:text-properties fo:color="#000000" loext:opacity="100%" style:text-underline-style="none" fo:hyphenate="false" loext:hyphenation-no-caps="false"/>
    </style:style>
    <style:style style:name="P16" style:family="paragraph" style:parent-style-name="Standard">
      <style:paragraph-properties fo:line-height="150%" fo:keep-together="always" fo:hyphenation-ladder-count="no-limit" fo:keep-with-next="always"/>
      <style:text-properties fo:hyphenate="false" loext:hyphenation-no-caps="false"/>
    </style:style>
    <style:style style:name="P17" style:family="paragraph" style:parent-style-name="Standard" style:master-page-name="First_20_Page">
      <style:paragraph-properties fo:line-height="100%" fo:text-align="center" style:justify-single-word="false" fo:hyphenation-ladder-count="no-limit" style:page-number="auto"/>
      <style:text-properties fo:hyphenate="false" loext:hyphenation-no-caps="false"/>
    </style:style>
    <style:style style:name="P18" style:family="paragraph" style:parent-style-name="Standard" style:master-page-name="Standard">
      <style:paragraph-properties fo:line-height="150%" fo:keep-together="always" fo:hyphenation-ladder-count="no-limit" style:page-number="1" fo:break-before="page" fo:keep-with-next="always"/>
      <style:text-properties fo:hyphenate="false" loext:hyphenation-no-caps="false"/>
    </style:style>
    <style:style style:name="T1" style:family="text">
      <style:text-properties style:font-name="Times New Roman" fo:font-size="12pt" fo:language="pl" fo:country="none" fo:font-weight="normal" style:font-size-asian="12pt" style:font-weight-asian="normal"/>
    </style:style>
    <style:style style:name="T2" style:family="text">
      <style:text-properties style:font-name="Times New Roman" fo:font-size="12pt" fo:language="pl" fo:country="none" fo:font-weight="normal" style:font-size-asian="12pt" style:font-weight-asian="normal"/>
    </style:style>
    <style:style style:name="T3" style:family="text">
      <style:text-properties style:font-name="Times New Roman" fo:font-size="12pt" fo:language="pl" fo:country="none" fo:font-weight="normal" officeooo:rsid="0006ba0e" style:font-size-asian="12pt" style:font-weight-asian="normal"/>
    </style:style>
    <style:style style:name="T4" style:family="text">
      <style:text-properties style:font-name="Times New Roman" fo:font-size="12pt" fo:language="pl" fo:country="none" fo:font-weight="normal" officeooo:rsid="00083a8e" style:font-size-asian="12pt" style:font-weight-asian="normal"/>
    </style:style>
    <style:style style:name="T5" style:family="text">
      <style:text-properties style:font-name="Times New Roman" fo:font-size="12pt" fo:language="pl" fo:country="none" fo:font-weight="normal" officeooo:rsid="0009c325" style:font-size-asian="12pt" style:font-weight-asian="normal"/>
    </style:style>
    <style:style style:name="T6" style:family="text">
      <style:text-properties style:font-name="Times New Roman" fo:font-size="12pt" fo:language="en" fo:country="US" fo:font-weight="normal" style:font-size-asian="12pt" style:font-weight-asian="normal"/>
    </style:style>
    <style:style style:name="T7" style:family="text">
      <style:text-properties style:font-name="Times New Roman" fo:font-size="12pt" fo:language="pl" fo:country="PL" fo:font-weight="normal" officeooo:rsid="0009c325" style:font-size-asian="12pt" style:font-weight-asian="normal"/>
    </style:style>
    <style:style style:name="T8" style:family="text">
      <style:text-properties style:font-name="Times New Roman" fo:font-size="16pt" fo:language="pl" fo:country="none" style:font-size-asian="16pt"/>
    </style:style>
    <style:style style:name="T9" style:family="text">
      <style:text-properties style:font-name="Times New Roman" fo:font-size="16pt" fo:language="pl" fo:country="none" fo:font-weight="bold" style:font-size-asian="16pt" style:font-weight-asian="bold"/>
    </style:style>
    <style:style style:name="T10" style:family="text">
      <style:text-properties style:font-name="Times New Roman" fo:font-size="16pt" fo:language="pl" fo:country="PL" fo:font-weight="bold" style:font-size-asian="16pt" style:font-weight-asian="bold"/>
    </style:style>
    <style:style style:name="T11" style:family="text">
      <style:text-properties style:font-name="Times New Roman" fo:font-size="20pt" fo:language="pl" fo:country="none" fo:font-weight="bold" style:font-size-asian="20pt" style:font-weight-asian="bold"/>
    </style:style>
    <style:style style:name="T12" style:family="text">
      <style:text-properties style:font-name="Times New Roman" fo:font-size="14pt" fo:language="pl" fo:country="PL" fo:font-weight="normal" style:font-size-asian="14pt" style:font-weight-asian="normal"/>
    </style:style>
    <style:style style:name="T13" style:family="text">
      <style:text-properties style:font-name="Times New Roman" fo:font-size="14pt" fo:language="pl" fo:country="none" fo:font-weight="normal" style:font-size-asian="14pt" style:font-weight-asian="normal"/>
    </style:style>
    <style:style style:name="T14" style:family="text">
      <style:text-properties style:font-name="Times New Roman" fo:font-size="14pt" fo:language="en" fo:country="US" fo:font-weight="normal" style:font-size-asian="14pt" style:font-weight-asian="normal"/>
    </style:style>
    <style:style style:name="T15" style:family="text">
      <style:text-properties fo:language="pl" fo:country="PL"/>
    </style:style>
    <style:style style:name="T16" style:family="text">
      <style:text-properties style:use-window-font-color="true" loext:opacity="0%" style:font-name="Times New Roman" fo:font-size="16pt" fo:language="pl" fo:country="none" style:text-underline-style="none" fo:font-weight="bold" style:font-size-asian="16pt" style:font-weight-asian="bold"/>
    </style:style>
    <style:style style:name="T17" style:family="text">
      <style:text-properties style:font-name="Calibri" fo:font-size="11pt" fo:language="pl" fo:country="none" fo:font-weight="normal" style:font-size-asian="11pt" style:font-weight-asian="normal"/>
    </style:style>
    <style:style style:name="T18" style:family="text">
      <style:text-properties style:font-name="Calibri" fo:font-size="11pt" fo:language="pl" fo:country="none" fo:font-weight="normal" officeooo:rsid="00083a8e" style:font-size-asian="11pt" style:font-weight-asian="normal"/>
    </style:style>
    <style:style style:name="T19" style:family="text">
      <style:text-properties style:font-name="Calibri" fo:font-size="11pt" fo:language="pl" fo:country="none" fo:font-weight="normal" officeooo:rsid="0009c325" style:font-size-asian="11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8">Uniwersytet w Białymstoku</text:span></text:p>
      <text:p text:style-name="P2"/>
      <text:p text:style-name="P2"/>
      <text:p text:style-name="P7"><text:span text:style-name="T8">Instytut Informatyki</text:span></text:p>
      <text:p text:style-name="P3"/>
      <text:p text:style-name="P3"/>
      <text:p text:style-name="P7"><text:span text:style-name="T11">Projekt i wykonanie </text:span></text:p>
      <text:p text:style-name="P7"><text:span text:style-name="T11">symulator <text:s/>działania komputera klasy PC w oparciu o jego układy blokowe</text:span></text:p>
      <text:p text:style-name="P4"/>
      <text:p text:style-name="P7"><text:span text:style-name="T12">SEBASTIAN PIETROWCOW</text:span></text:p>
      <text:p text:style-name="P7"><text:span text:style-name="T12">80262</text:span></text:p>
      <text:p text:style-name="P4"/>
      <text:p text:style-name="P4"/>
      <text:p text:style-name="P8"><text:span text:style-name="T13">PROMOTOR:</text:span></text:p>
      <text:p text:style-name="P8"><text:span text:style-name="T13">DR INŻ. WIESŁAW P</text:span><text:span text:style-name="T14">ÓŁJANOWICZ</text:span></text:p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7"><text:span text:style-name="T13">Białystok 2022r.</text:span></text:p>
      <text:p text:style-name="P18"><text:span text:style-name="T9">SPIS TR</text:span><text:span text:style-name="T10">E</text:span><text:span text:style-name="T9">ŚCI:</text:span></text:p>
      <text:p text:style-name="P11"><text:span text:style-name="T1">SPIS TR</text:span><text:span text:style-name="T3">E</text:span><text:span text:style-name="T1">ŚCI</text:span><text:span text:style-name="T1"><text:tab/>1</text:span></text:p>
      <text:p text:style-name="P11"><text:span text:style-name="T1">Wstęp</text:span><text:span text:style-name="T1"><text:tab/>2</text:span></text:p>
      <text:p text:style-name="P12"><text:span text:style-name="T1">1.</text:span><text:span text:style-name="T17"><text:tab/></text:span><text:span text:style-name="T4">Podłoże pracy</text:span><text:span text:style-name="T1"><text:tab/>3</text:span></text:p>
      <text:p text:style-name="P13"><text:span text:style-name="T1">1.1.</text:span><text:span text:style-name="T17"><text:tab/></text:span><text:span text:style-name="T4">Hisotria komputera klasy IAS </text:span><text:span text:style-name="T1"><text:tab/>3</text:span></text:p>
      <text:p text:style-name="P14"><text:span text:style-name="T1">1.2.</text:span><text:span text:style-name="T17"><text:tab/></text:span><text:span text:style-name="T4">Budowa i architektura komputera IAS</text:span><text:span text:style-name="T1"><text:tab/>3</text:span></text:p>
      <text:p text:style-name="P13"><text:span text:style-name="T1">1.3.</text:span><text:span text:style-name="T17"><text:tab/></text:span><text:span text:style-name="T7">Wpływ rozwoju komputerów na człowieka</text:span><text:span text:style-name="T6"><text:tab/>3</text:span></text:p>
      <text:p text:style-name="P13"><text:span text:style-name="T1">1.4.</text:span><text:span text:style-name="T17"><text:tab/></text:span><text:span text:style-name="T5">Budowa i działanie układów cyfrowych</text:span><text:span text:style-name="T1"><text:tab/>3</text:span></text:p>
      <text:p text:style-name="P12"><text:span text:style-name="T1">2.</text:span><text:span text:style-name="T17"><text:tab/></text:span><text:span text:style-name="T1">Technologie informatyczne</text:span><text:span text:style-name="T1"><text:tab/>5</text:span></text:p>
      <text:p text:style-name="P13"><text:span text:style-name="T1">2.1.</text:span><text:span text:style-name="T17"><text:tab/></text:span><text:span text:style-name="T4">Język C#</text:span><text:span text:style-name="T1"><text:tab/>5</text:span></text:p>
      <text:p text:style-name="P13"><text:span text:style-name="T1">2.2.</text:span><text:span text:style-name="T17"><text:tab/></text:span><text:span text:style-name="T18">Wykorzystane <text:s/></text:span><text:span text:style-name="T19">narzędzia</text:span><text:span text:style-name="T4"> </text:span><text:span text:style-name="T1"><text:tab/>5</text:span></text:p>
      <text:p text:style-name="P12"><text:span text:style-name="T1">3.</text:span><text:span text:style-name="T17"><text:tab/></text:span><text:span text:style-name="T4">Aplikacja i jej działanie</text:span><text:span text:style-name="T1"><text:tab/>6</text:span></text:p>
      <text:p text:style-name="P13"><text:span text:style-name="T1">3.1.</text:span><text:span text:style-name="T17"><text:tab/></text:span><text:span text:style-name="T1">Pon s nsns jsdrozdnnsn snjsns</text:span><text:span text:style-name="T1"><text:tab/>6</text:span></text:p>
      <text:p text:style-name="P13"><text:span text:style-name="T1">3.2.</text:span><text:span text:style-name="T17"><text:tab/></text:span><text:span text:style-name="T1">Elementy opisu strony</text:span><text:span text:style-name="T1"><text:tab/>6</text:span></text:p>
      <text:p text:style-name="P13"><text:span text:style-name="T1">3.3.</text:span><text:span text:style-name="T17"><text:tab/></text:span><text:span text:style-name="T1">Kolejny podrozdział</text:span><text:span text:style-name="T1"><text:tab/>6</text:span></text:p>
      <text:p text:style-name="P13"><text:span text:style-name="T1">3.4.</text:span><text:span text:style-name="T17"><text:tab/></text:span><text:span text:style-name="T1">Funkcjonalność aplikacji</text:span><text:span text:style-name="T1"><text:tab/>6</text:span></text:p>
      <text:p text:style-name="P13"><text:span text:style-name="T1">3.5.</text:span><text:span text:style-name="T17"><text:tab/></text:span><text:span text:style-name="T1">Instrukcja xxxxxx</text:span><text:span text:style-name="T1"><text:tab/>6</text:span></text:p>
      <text:p text:style-name="P15"><text:span text:style-name="T1">3.5.1.</text:span><text:span text:style-name="T17"><text:tab/></text:span><text:span text:style-name="T1">Podpodrozdział</text:span><text:span text:style-name="T1"><text:tab/>6</text:span></text:p>
      <text:p text:style-name="P11"><text:span text:style-name="T1">Podsumowanie</text:span><text:span text:style-name="T1"><text:tab/>8</text:span></text:p>
      <text:p text:style-name="P11"><text:span text:style-name="T1">Bibliografia</text:span><text:span text:style-name="T1"><text:tab/>9</text:span></text:p>
      <text:p text:style-name="P11"><text:span text:style-name="T1">Spis rysunków:</text:span><text:span text:style-name="T1"><text:tab/>11</text:span></text:p>
      <text:p text:style-name="P16"><text:span text:style-name="T16"/></text:p>
      <text:p text:style-name="P10"><text:span text:style-name="T16">Wstęp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9c325" officeooo:paragraph-rsid="0009c32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0T15:39:14.072000000</dc:date>
    <meta:editing-duration>PT11M43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4" meta:paragraph-count="32" meta:word-count="121" meta:character-count="753" meta:non-whitespace-character-count="659"/>
  </office:meta>
</office:document-meta>
</file>